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style:text-underline-style="none" fo:font-weight="bold" officeooo:rsid="000d9245" officeooo:paragraph-rsid="000d9245" style:font-weight-asian="bold" style:font-weight-complex="bold"/>
    </style:style>
    <style:style style:name="P2" style:family="paragraph" style:parent-style-name="Standard">
      <style:paragraph-properties fo:text-align="start" style:justify-single-word="false"/>
      <style:text-properties style:font-name="Arial" style:text-underline-style="none" fo:font-weight="normal" officeooo:rsid="000d9245" officeooo:paragraph-rsid="000d9245" style:font-weight-asian="normal" style:font-weight-complex="normal"/>
    </style:style>
    <style:style style:name="P3" style:family="paragraph" style:parent-style-name="Standard">
      <style:paragraph-properties fo:text-align="start" style:justify-single-word="false"/>
      <style:text-properties style:font-name="Arial" style:text-underline-style="none" fo:font-weight="normal" officeooo:rsid="001148ae" officeooo:paragraph-rsid="001148ae" style:font-weight-asian="normal" style:font-weight-complex="normal"/>
    </style:style>
    <style:style style:name="P4" style:family="paragraph" style:parent-style-name="Standard" style:list-style-name="L1">
      <style:paragraph-properties fo:text-align="start" style:justify-single-word="false"/>
      <style:text-properties style:font-name="Arial" style:text-underline-style="none" fo:font-weight="normal" officeooo:rsid="001148ae" officeooo:paragraph-rsid="001148ae" style:font-weight-asian="normal" style:font-weight-complex="normal"/>
    </style:style>
    <style:style style:name="P5" style:family="paragraph" style:parent-style-name="Standard" style:list-style-name="L1">
      <style:paragraph-properties fo:text-align="start" style:justify-single-word="false"/>
      <style:text-properties style:font-name="Arial" style:text-underline-style="none" fo:font-weight="normal" officeooo:rsid="00117c62" officeooo:paragraph-rsid="00117c62" style:font-weight-asian="normal" style:font-weight-complex="normal"/>
    </style:style>
    <style:style style:name="P6" style:family="paragraph" style:parent-style-name="Standard">
      <style:paragraph-properties fo:text-align="start" style:justify-single-word="false"/>
      <style:text-properties style:font-name="Arial" style:text-underline-style="none" fo:font-weight="normal" officeooo:rsid="0012a221" officeooo:paragraph-rsid="0012a221" style:font-weight-asian="normal" style:font-weight-complex="normal"/>
    </style:style>
    <style:style style:name="P7" style:family="paragraph" style:parent-style-name="Standard" style:list-style-name="L2">
      <style:paragraph-properties fo:text-align="start" style:justify-single-word="false"/>
      <style:text-properties style:font-name="Arial" style:text-underline-style="none" fo:font-weight="normal" officeooo:rsid="0012a221" officeooo:paragraph-rsid="0012a221" style:font-weight-asian="normal" style:font-weight-complex="normal"/>
    </style:style>
    <style:style style:name="P8" style:family="paragraph" style:parent-style-name="Standard" style:list-style-name="L2">
      <style:paragraph-properties fo:text-align="start" style:justify-single-word="false"/>
      <style:text-properties style:font-name="Arial" style:text-underline-style="none" fo:font-weight="normal" officeooo:rsid="0012e2aa" officeooo:paragraph-rsid="0012e2aa" style:font-weight-asian="normal" style:font-weight-complex="normal"/>
    </style:style>
    <style:style style:name="P9" style:family="paragraph" style:parent-style-name="Title">
      <style:text-properties fo:font-size="18pt" style:font-size-asian="18pt" style:font-size-complex="18pt"/>
    </style:style>
    <style:style style:name="T1" style:family="text">
      <style:text-properties officeooo:rsid="0012a221"/>
    </style:style>
    <style:style style:name="T2" style:family="text">
      <style:text-properties officeooo:rsid="00135b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LEXBOX</text:p>
      <text:p text:style-name="P1"/>
      <text:p text:style-name="P2">Que es?</text:p>
      <text:p text:style-name="P2">Es una tecnología desarrollada por CSS Working Group que consiste en hacer que los elementos de una página adapten su tamaño para ajustarse al espacio disponible expandiendose par rellenar el espacio libre o comprimiendose para no rebasar el borde.</text:p>
      <text:p text:style-name="P2"/>
      <text:p text:style-name="P3">Para que se emplea?</text:p>
      <text:p text:style-name="P3">Se emplea para modelos a pequeña escala <text:span text:style-name="T2">en los que</text:span> hay que tener en cuenta el cambio de orientación del dispositivo y los cambios realizados por los gestos del usuario, <text:span text:style-name="T2">por ejemplo aplicaciones móviles.</text:span></text:p>
      <text:p text:style-name="P3"/>
      <text:p text:style-name="P3">Desventajas:</text:p>
      <text:list xml:id="list1305262813" text:style-name="L1">
        <text:list-item>
          <text:p text:style-name="P4">puede ser un poco complejo de entender a veces</text:p>
        </text:list-item>
        <text:list-item>
          <text:p text:style-name="P5">Las cajas flexibles se comportan en funci<text:span text:style-name="T1">ó</text:span>n del modo de escritura que se haya establecido .</text:p>
        </text:list-item>
      </text:list>
      <text:p text:style-name="P6">Propiedades Css especificas.</text:p>
      <text:list xml:id="list2683113695" text:style-name="L2">
        <text:list-item>
          <text:p text:style-name="P7">Flex-direction</text:p>
        </text:list-item>
        <text:list-item>
          <text:p text:style-name="P7">flex-flow</text:p>
        </text:list-item>
        <text:list-item>
          <text:p text:style-name="P8">flex-wrap</text:p>
        </text:list-item>
        <text:list-item>
          <text:p text:style-name="P7">order</text:p>
        </text:list-item>
        <text:list-item>
          <text:p text:style-name="P7">display: fl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0:55:06.772000000</meta:creation-date>
    <dc:date>2017-11-30T12:29:40.746000000</dc:date>
    <meta:editing-duration>PT23M33S</meta:editing-duration>
    <meta:editing-cycles>5</meta:editing-cycles>
    <meta:generator>LibreOffice/5.3.4.2$Windows_X86_64 LibreOffice_project/f82d347ccc0be322489bf7da61d7e4ad13fe2ff3</meta:generator>
    <meta:document-statistic meta:table-count="0" meta:image-count="0" meta:object-count="0" meta:page-count="1" meta:paragraph-count="14" meta:word-count="122" meta:character-count="717" meta:non-whitespace-character-count="616"/>
  </office:meta>
</office:document-meta>
</file>